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"/>
    </style:style>
    <style:style style:name="P2" style:family="paragraph" style:parent-style-name="Standard">
      <style:paragraph-properties fo:text-align="justify" style:justify-single-word="false"/>
      <style:text-properties style:font-name="Times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Times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" officeooo:paragraph-rsid="0018a419"/>
    </style:style>
    <style:style style:name="P7" style:family="paragraph" style:parent-style-name="Standard">
      <style:paragraph-properties fo:text-align="justify" style:justify-single-word="false"/>
      <style:text-properties style:font-name="Times" officeooo:paragraph-rsid="0018a419"/>
    </style:style>
    <style:style style:name="P8" style:family="paragraph" style:parent-style-name="Standard" style:list-style-name="L1">
      <style:text-properties style:font-name="Times"/>
    </style:style>
    <style:style style:name="P9" style:family="paragraph" style:parent-style-name="Standard" style:list-style-name="L2">
      <style:text-properties style:font-name="Times"/>
    </style:style>
    <style:style style:name="P10" style:family="paragraph" style:parent-style-name="Standard" style:list-style-name="L2">
      <style:text-properties style:font-name="Times" officeooo:paragraph-rsid="0018a419"/>
    </style:style>
    <style:style style:name="P11" style:family="paragraph" style:parent-style-name="Standard">
      <style:text-properties style:font-name="Times" officeooo:paragraph-rsid="0018a419"/>
    </style:style>
    <style:style style:name="P12" style:family="paragraph" style:parent-style-name="Heading_20_1">
      <style:text-properties style:font-name="Times"/>
    </style:style>
    <style:style style:name="P13" style:family="paragraph" style:parent-style-name="Heading_20_1">
      <style:paragraph-properties fo:text-align="center" style:justify-single-word="false"/>
      <style:text-properties style:font-name="Times" officeooo:paragraph-rsid="0017e11f"/>
    </style:style>
    <style:style style:name="P14" style:family="paragraph" style:parent-style-name="Heading_20_1">
      <style:text-properties style:font-name="Times" officeooo:paragraph-rsid="0018a419"/>
    </style:style>
    <style:style style:name="T1" style:family="text">
      <style:text-properties officeooo:rsid="0017e11f"/>
    </style:style>
    <style:style style:name="T2" style:family="text">
      <style:text-properties fo:font-size="14pt" officeooo:rsid="0017e11f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 text:is-list-header="true">T<text:span text:style-name="T1">rabalho</text:span> <text:span text:style-name="T1">de</text:span> <text:span text:style-name="T1">pesquisa</text:span> <text:span text:style-name="T1">sobre Linguagens de Programação</text:span></text:h>
      <text:h text:style-name="P13" text:outline-level="1" text:is-list-header="true"><text:span text:style-name="T2">Ciência da Computação, 4º Ano, Unespar – Rafael Francisco Ferreira.</text:span><text:line-break/></text:h>
      <text:h text:style-name="P12" text:outline-level="1">Imperativas</text:h>
      <text:p text:style-name="P2"><text:tab/>A programação imperativa nasceu como um paradigma de programação que descreve a computação como ações, enunciados ou comandos que mudam o estado de um programa. As primeiras linguagens imperativas eram linguagens de máquina, que tinham instruções simples mas com uma construção complexa. Estas instruções de máquina acabaram sendo <text:span text:style-name="T1">substituídas</text:span> por linguagens de montagem, que, por sua vez, são transliterações de código de máquina. Dentre as primeiras linguagens imperativas, temos:</text:p>
      <text:p text:style-name="P1"/>
      <text:list xml:id="list3377618753" text:style-name="L1">
        <text:list-item>
          <text:p text:style-name="P4">Fortran (FORmula TRANslation): projetado para aplicações científicas e implementado em </text:p>
          <text:p text:style-name="P4">1956 por John Backus na IBM especificamente para a máquina IBM 704. Execução eficiente foi uma grande preocupação. Sua estrutura e comandos têm muito em comum com linguagens de montagem.</text:p>
          <text:p text:style-name="P8"/>
        </text:list-item>
        <text:list-item>
          <text:p text:style-name="P4">COBOL (COmmon Business Oriented Language): projetada por iniciativa do Departamento de Defesa dos EUA em 1959 e implementado em 1960. Caracteriza registros, arquivos e dados fixos decimais. Ele também forneceu uma linguagem natural como sintaxe para que os programas sejam capazes de serem lidos e entendidos por não programadores.</text:p>
          <text:p text:style-name="P8"/>
        </text:list-item>
        <text:list-item>
          <text:p text:style-name="P4">ALGOL 60 (ALGorithmic Oriented Language): foi concebido em 1960 por um comitê internacional para uso em resolução de problemas científicos. Ao contrário FORTRAN, o </text:p>
          <text:p text:style-name="P4">ALGOL foi concebido de forma independente de uma aplicação, uma escolha que tornou a linguagem elegante. Embora ALGOL 60 não tenha conseguido ganhar a aceitação dos programadores, introduziu estrutura de bloco, instruções de controle estruturados e procedimentos recursivos no paradigma de programação imperativa.</text:p>
        </text:list-item>
      </text:list>
      <text:p text:style-name="P1"/>
      <text:p text:style-name="P2"><text:tab/>Outras linguagens como: Basic, C, PHP, Java, Cobol, Fortran, Pascal, Python, Lua, também são imperativas e tem aplicabilidade em pesquisas científicas, programação de sistemas computacionais, programação de circuitos integrados, e muitas outras áreas da computação até os dias atuais.</text:p>
      <text:p text:style-name="P1"/>
      <text:p text:style-name="P1">Ex: Um programa simples de "Hello World" em Fortran.</text:p>
      <text:p text:style-name="P3">program hello</text:p>
      <text:p text:style-name="P3"><text:tab/>print *, "Hello World!"</text:p>
      <text:p text:style-name="P3">end program hello</text:p>
      <text:h text:style-name="P14" text:outline-level="1">L<text:span text:style-name="T1">ó</text:span>gicas</text:h>
      <text:p text:style-name="P11"><text:tab/>Programação lógica é um paradigma de programação que faz uso da lógica matemática. Esta </text:p>
      <text:p text:style-name="P11">idéia tem sido investigada no contexto da inteligência artificial desde quando John McCarthy propôs, em 1958: <text:span text:style-name="T1">“programas para manipular com sentenças instrumentais comuns apropriadas à linguagem formal (muito provavelmente uma parte do cálculo de predicado)”</text:span>. O programa formará suas conclusões de forma imediata, a partir de uma lista de premissas. As conclusões do programa serão tanto sentenças declarativas quanto imperativas, e quando uma sentença imperativa for <text:soft-page-break/>deduzida, o programa tomorá uma ação correspondente. Algumas linguagens lógicas que se destacam são: </text:p>
      <text:p text:style-name="P11"/>
      <text:list xml:id="list4235417349" text:style-name="L2">
        <text:list-item>
          <text:p text:style-name="P6">Prolog: Desenvolvida em 1972 por Alain Colmerauer, foi explicitamente apresentada como </text:p>
          <text:p text:style-name="P6">baseada na lógica matemática. </text:p>
          <text:p text:style-name="P10"/>
        </text:list-item>
        <text:list-item>
          <text:p text:style-name="P6">Gödel: desenvolvida em 1992 por John Lloyd e Patricia Hill, é um<text:span text:style-name="T1">a </text:span>linguagem de programação declarativa, de propósito geral. É fortemente tipada, e seu sistema de tipos é baseado em muitos ordenados da lógica com polimorfismo paramétrico. Seu nome é uma homenagem ao lógico Kurt Gödel.</text:p>
        </text:list-item>
      </text:list>
      <text:p text:style-name="P11"/>
      <text:list xml:id="list185744887475118" text:continue-numbering="true" text:style-name="L2">
        <text:list-item>
          <text:p text:style-name="P6">Oz: desenvolvida por Gert Smolka e seus estudantes em 1991, teve sua primeia versão, o OZ 1, lançada em 1995. Caracterizava-se por basear-se num modelo de concorrencia, que assume que qualquer expressão pode potencialmente ser executada de modo concorrente.</text:p>
        </text:list-item>
      </text:list>
      <text:p text:style-name="P11"/>
      <text:p text:style-name="P7"><text:tab/>As linguagens lógicas são amplamente usadas em pesquisas científicas na área da inteligência artificial, bem como no desenvolvimento de IAs e Sistemas Especialistas.</text:p>
      <text:p text:style-name="P11"/>
      <text:p text:style-name="P11">Exemplo: Um programa de <text:span text:style-name="T1">árvore</text:span> genealógica em Prolog.</text:p>
      <text:p text:style-name="P11"/>
      <text:p text:style-name="P11">pais(marina, isaias).</text:p>
      <text:p text:style-name="P11">pais(corsino, isaias).</text:p>
      <text:p text:style-name="P11">pais(vomaria, maria).</text:p>
      <text:p text:style-name="P11">pais(francisco, maria).</text:p>
      <text:p text:style-name="P11">pais(maria, rafael).</text:p>
      <text:p text:style-name="P11">pais(isaias, rafael).</text:p>
      <text:p text:style-name="P11">pais(maria, fernando).</text:p>
      <text:p text:style-name="P11">pais(isaias, fernando).</text:p>
      <text:p text:style-name="P11"/>
      <text:p text:style-name="P11">masculino(isaias).</text:p>
      <text:p text:style-name="P11">masculino(corsino).</text:p>
      <text:p text:style-name="P11">masculino(francisco).</text:p>
      <text:p text:style-name="P11">masculino(rafael).</text:p>
      <text:p text:style-name="P11">masculino(fernando).</text:p>
      <text:p text:style-name="P11"/>
      <text:p text:style-name="P11">feminino(marina).</text:p>
      <text:p text:style-name="P11">feminino(vomaria).</text:p>
      <text:p text:style-name="P11">feminino(maria).</text:p>
      <text:p text:style-name="P11"/>
      <text:p text:style-name="P11">avó(X, Y):-</text:p>
      <text:p text:style-name="P11"><text:tab/>feminino(X),<text:tab/></text:p>
      <text:p text:style-name="P11"><text:tab/>pais(X, Z),</text:p>
      <text:p text:style-name="P11"><text:tab/>pais(Z, Y).<text:tab/></text:p>
      <text:p text:style-name="P11"/>
      <text:p text:style-name="P11">avô(X, Y):-</text:p>
      <text:p text:style-name="P11"><text:tab/>masculino(X).</text:p>
      <text:p text:style-name="P11"><text:tab/>pais(X, Z),</text:p>
      <text:p text:style-name="P11"><text:tab/>pais(Z, Y).</text:p>
      <text:p text:style-name="P11"/>
      <text:p text:style-name="P11">pai(X, Y):-</text:p>
      <text:p text:style-name="P11"><text:tab/>masculino(X),</text:p>
      <text:p text:style-name="P11"><text:tab/>pais(X, Y).</text:p>
      <text:p text:style-name="P11"><text:soft-page-break/></text:p>
      <text:p text:style-name="P11">mae(X, Y):-</text:p>
      <text:p text:style-name="P11"><text:tab/>feminino(X),</text:p>
      <text:p text:style-name="P11"><text:tab/>pais(X, Y).</text:p>
      <text:p text:style-name="P11"/>
      <text:p text:style-name="P11">filho(X, Y):-</text:p>
      <text:p text:style-name="P11"><text:tab/>pais(Y, X).</text:p>
      <text:h text:style-name="P12" text:outline-level="1">Funcionais</text:h>
      <text:p text:style-name="P2"><text:tab/>Na ciência da computação a programação funcional é um paradigma de programação que trata a computação como uma avaliação de funções matemáticas e que evita estados ou dados mutáveis. Ela enfatiza a aplicação de funções, em contraste da programação imperativa, que enfatiza mudanças no estado do programa.</text:p>
      <text:p text:style-name="P2"><text:tab/>Uma função, neste sentido, pode ter ou não ter parâmetros e um simples valor de retorno. Os parâmetros são os valores de entrada da função, e o valor de retorno é o resultado da função. A definição de uma função descreve como a função será avaliada em termos de outras funções. </text:p>
      <text:p text:style-name="P2"><text:tab/>As linguagens de programação APL e Lisp, e mais recentemente ML, Haskell, OCaml, F# e </text:p>
      <text:p text:style-name="P2">Elixir, tem se destacado dentre as linguagens funcionais.</text:p>
      <text:p text:style-name="P2"><text:tab/>As <text:span text:style-name="T1">linguagens funcionais têm</text:span> sido mais usadas academicamente que no desenvolvimento comercial de software. Entretanto, algumas se destacam na industrica, como Erlang (aplicações concorrentes), R (estatística), Mathematica (matemática simbólica), J, K (análise financeira) e XSLT.</text:p>
      <text:p text:style-name="P1"/>
      <text:p text:style-name="P1">Exemplo: Um programa simples de "Hello World" em Haskell.</text:p>
      <text:p text:style-name="P3">olamundo :: IO()</text:p>
      <text:p text:style-name="P3">olamundo = putStrLn "Hello, World!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58:07.663000000</meta:creation-date>
    <dc:date>2018-03-23T18:57:42.670000000</dc:date>
    <meta:editing-duration>PT2M39S</meta:editing-duration>
    <meta:editing-cycles>2</meta:editing-cycles>
    <meta:generator>LibreOffice/6.0.0.3$Windows_X86_64 LibreOffice_project/64a0f66915f38c6217de274f0aa8e15618924765</meta:generator>
    <meta:document-statistic meta:table-count="0" meta:image-count="0" meta:object-count="0" meta:page-count="3" meta:paragraph-count="67" meta:word-count="766" meta:character-count="5286" meta:non-whitespace-character-count="4567"/>
  </office:meta>
</office:document-meta>
</file>